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700000085AA3DD896BC0CCF12.png" manifest:media-type="image/png"/>
  <manifest:file-entry manifest:full-path="Pictures/10000201000001B0000001E32620853AC9B6CC1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db3b7" officeooo:paragraph-rsid="000db3b7" style:font-weight-asian="bold" style:font-weight-complex="bold"/>
    </style:style>
    <style:style style:name="P2" style:family="paragraph" style:parent-style-name="Header">
      <style:text-properties style:text-underline-style="solid" style:text-underline-width="auto" style:text-underline-color="font-color" fo:font-weight="bold" officeooo:rsid="000db3b7" officeooo:paragraph-rsid="000db3b7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draw:frame draw:style-name="fr1" draw:name="Image1" text:anchor-type="paragraph" svg:x="0.6602in" svg:y="0.4083in" svg:width="4.5in" svg:height="5.0311in" draw:z-index="0"><draw:image xlink:href="Pictures/10000201000001B0000001E32620853AC9B6CC10.png" xlink:type="simple" xlink:show="embed" xlink:actuate="onLoad" loext:mime-type="image/png"/></draw:frame>Cod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572in" svg:y="0.498in" svg:width="4.2398in" svg:height="1.3854in" draw:z-index="1"><draw:image xlink:href="Pictures/100002010000019700000085AA3DD896BC0CCF12.png" xlink:type="simple" xlink:show="embed" xlink:actuate="onLoad" loext:mime-type="image/png"/></draw:frame>Outpu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0db3b7" officeooo:paragraph-rsid="000db3b7" style:font-weight-asian="bold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afiz M. Fawad<text:span text:style-name="MT1"><text:tab/><text:tab/></text:span>FA17-BECE-0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0:52:17.430336592</meta:creation-date>
    <dc:date>2019-11-18T11:01:36.714491648</dc:date>
    <meta:editing-duration>PT9M21S</meta:editing-duration>
    <meta:editing-cycles>1</meta:editing-cycles>
    <meta:document-statistic meta:table-count="0" meta:image-count="2" meta:object-count="0" meta:page-count="1" meta:paragraph-count="3" meta:word-count="6" meta:character-count="42" meta:non-whitespace-character-count="38"/>
    <meta:generator>LibreOffice/6.0.7.3$Linux_X86_64 LibreOffice_project/00m0$Build-3</meta:generator>
  </office:meta>
</office:document-meta>
</file>